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f2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loext:content-control loext:showing-place-holder="true" loext:combobox="true" loext:id="1103319762"><loext:list-item loext:value="Choose an item"/>Choose an item</loext:content-control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19:22:55.663000000</meta:creation-date>
    <dc:date>2024-08-21T19:23:40.854000000</dc:date>
    <meta:editing-duration>PT46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2"/>
    <meta:generator>LibreOfficeDev/25.2.0.0.alpha0$Windows_X86_64 LibreOffice_project/5af8a83351622e069331cb69eb9e36d34af61a4c</meta:generator>
  </office:meta>
</office:document-meta>
</file>